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70000DC620000DC51E36FB201.svm"/>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Courier 10 pitch" svg:font-family="'Courier 10 pitch'"/>
    <style:font-face style:name="Courier 12 pitch" svg:font-family="'Courier 12 pitch'"/>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text-properties style:font-name="Times New Roman1" fo:font-size="16pt" fo:font-weight="bold"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size="18pt" fo:font-style="normal" fo:font-weight="bold" style:font-size-asian="18pt" style:font-style-asian="normal" style:font-weight-asian="bold" style:font-size-complex="18pt" style:font-style-complex="normal"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Courier 10 pitch"/>
    </style:style>
    <style:style style:name="P14" style:family="paragraph" style:parent-style-name="Text_20_body">
      <style:paragraph-properties fo:text-align="center" style:justify-single-word="false"/>
      <style:text-properties fo:font-size="20pt" style:font-size-asian="20pt" style:font-size-complex="20pt"/>
    </style:style>
    <style:style style:name="P15" style:family="paragraph" style:parent-style-name="Text_20_body">
      <style:text-properties style:font-name="Courier 12 pitch"/>
    </style:style>
    <style:style style:name="P16" style:family="paragraph" style:parent-style-name="Text_20_body">
      <style:text-properties style:font-name="Courier 10 Pitch1"/>
    </style:style>
    <style:style style:name="P17" style:family="paragraph" style:parent-style-name="Text_20_body">
      <style:paragraph-properties fo:margin-left="0.4925in" fo:margin-right="0in" fo:margin-top="0in" fo:margin-bottom="0in" fo:text-indent="0in" style:auto-text-indent="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Code">
      <style:text-properties style:font-name="Courier 10 Pitch1"/>
    </style:style>
    <style:style style:name="P21" style:family="paragraph" style:parent-style-name="Contents_20_3">
      <style:paragraph-properties>
        <style:tab-stops>
          <style:tab-stop style:position="5.6071in" style:type="right" style:leader-style="dotted" style:leader-text="."/>
        </style:tab-stops>
      </style:paragraph-properties>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035in" style:type="right" style:leader-style="dotted" style:leader-text="."/>
        </style:tab-stops>
      </style:paragraph-properties>
    </style:style>
    <style:style style:name="P24" style:family="paragraph" style:parent-style-name="Standard">
      <style:paragraph-properties style:text-autospace="none"/>
    </style:style>
    <style:style style:name="P25" style:family="paragraph" style:parent-style-name="Standard">
      <style:text-properties fo:font-weight="normal" style:font-weight-asian="normal" style:font-weight-complex="normal"/>
    </style:style>
    <style:style style:name="P26" style:family="paragraph" style:parent-style-name="Code">
      <style:paragraph-properties fo:margin-left="0in" fo:margin-right="0in" fo:text-indent="0in" style:auto-text-indent="false"/>
    </style:style>
    <style:style style:name="P27" style:family="paragraph" style:parent-style-name="Code">
      <style:paragraph-properties fo:margin-left="0in" fo:margin-right="0in" fo:text-indent="0in" style:auto-text-indent="false"/>
      <style:text-properties style:font-name="Times New Roman1"/>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style:font-name="Courier New" fo:font-style="normal" style:font-style-asian="normal" style:font-style-complex="normal"/>
    </style:style>
    <style:style style:name="P30" style:family="paragraph" style:parent-style-name="Text_20_Body">
      <style:text-properties style:font-name="Courier 10 Pitch1" fo:font-style="normal" style:font-style-asian="normal" style:font-style-complex="normal"/>
    </style:style>
    <style:style style:name="P31" style:family="paragraph" style:parent-style-name="Text_20_body" style:master-page-name="Title_20_page">
      <style:paragraph-properties style:page-number="auto"/>
    </style:style>
    <style:style style:name="P32"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33" style:family="paragraph" style:parent-style-name="Text_20_body" style:master-page-name="Blank_20_left_20_page">
      <style:paragraph-properties style:page-number="auto"/>
    </style:style>
    <style:style style:name="P34" style:family="paragraph" style:parent-style-name="Text_20_body" style:list-style-name="L1"/>
    <style:style style:name="P35" style:family="paragraph" style:parent-style-name="Text_20_body" style:list-style-name="L2">
      <style:text-properties fo:font-weight="bold" style:font-weight-asian="bold" style:font-weight-complex="bold"/>
    </style:style>
    <style:style style:name="P36" style:family="paragraph" style:parent-style-name="Text_20_body" style:list-style-name="L2">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
    </style:style>
    <style:style style:name="T4"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Courier 10 Pitch1"/>
    </style:style>
    <style:style style:name="T10" style:family="text">
      <style:text-properties style:font-name="Courier 10 Pitch1"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1"/>
    </style:style>
    <style:style style:name="T14" style:family="text">
      <style:text-properties style:font-name="Courier 10 pitch"/>
    </style:style>
    <style:style style:name="T15" style:family="text">
      <style:text-properties fo:font-size="16pt" style:font-size-asian="16pt" style:font-size-complex="16pt"/>
    </style:style>
    <style:style style:name="T16" style:family="text">
      <style:text-properties style:text-position="super 58%" fo:font-style="normal" style:font-size-asian="10.5pt" style:font-style-asian="normal" style:font-style-complex="normal"/>
    </style:style>
    <style:style style:name="T17"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ext_20_body"/>
      <text:p text:style-name="P5">Getting Started with</text:p>
      <text:p text:style-name="P5"><text:s/>Numerical Computation in</text:p>
      <text:p text:style-name="P5">MADNESS</text:p>
      <text:p text:style-name="P14"><draw:frame draw:style-name="fr1" draw:name="graphics1" text:anchor-type="paragraph" svg:x="0.4972in" svg:y="0.2555in" svg:width="5.6728in" svg:height="4.0445in" draw:z-index="1"><draw:image xlink:href="Pictures/200000070000DC620000DC51E36FB201.svm" xlink:type="simple" xlink:show="embed" xlink:actuate="onLoad"/></draw:frame>Need a revised picture of texts</text:p>
      <text:p text:style-name="P14"/>
      <text:p text:style-name="P6">Last <text:s/>modification: 1/7/2010</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7">Robert J. Harrison</text:p>
      <text:p text:style-name="P17">Oak Ridge National Laboratory</text:p>
      <text:p text:style-name="P17">One Bethel Valley Road</text:p>
      <text:p text:style-name="P17">P.O. Box 2008, MS-6367</text:p>
      <text:p text:style-name="P17">Oak Ridge, TN 37831</text:p>
      <text:p text:style-name="P17"/>
      <text:p text:style-name="P17">email: harrisonrj@ornl.gov </text:p>
      <text:p text:style-name="P17">tel: 865-241-3937</text:p>
      <text:p text:style-name="P3"><text:tab/>fax: 865-572-0680</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text:s/>What is MADNESS and what can you do with it? <text:tab/>1</text:p>
          <text:p text:style-name="P22">2 <text:s/>A few basics <text:tab/>2</text:p>
          <text:p text:style-name="P22">3 <text:s/>From math to C++ to numerical computation <text:tab/>2</text:p>
          <text:p text:style-name="P23">3.1 <text:s/>Step 1 – translating from math to C++ <text:tab/>2</text:p>
          <text:p text:style-name="P23">3.2 <text:s/>Steps 2, 3 and 7 – initializing and finalizing the MADNESS environment <text:tab/>3</text:p>
          <text:p text:style-name="P23">3.3 <text:s/>Step 4 – generating a numerical representation <text:tab/>4</text:p>
          <text:p text:style-name="P23">3.4 <text:s/>Step 5 – computing the integral <text:tab/>4</text:p>
          <text:p text:style-name="P23">3.5 <text:s/>Step 6 – printing the result <text:tab/>5</text:p>
          <text:p text:style-name="P23">3.6 <text:s/>The complete program <text:tab/>5</text:p>
          <text:p text:style-name="P23">3.7 <text:s/>Step 8 – compiling your program <text:tab/>6</text:p>
          <text:p text:style-name="P23">3.8 <text:s/>Step 9 – running your program <text:tab/>6</text:p>
          <text:p text:style-name="P21">3.8.1 <text:s/>On a single workstation or laptop<text:tab/>6</text:p>
          <text:p text:style-name="P21">3.8.2 <text:s/>On a parallel computer<text:tab/>6</text:p>
          <text:p text:style-name="P22">4 <text:s/>Differentiation, inner products, multiplication – e.g., energy hydrogen atom <text:tab/>6</text:p>
          <text:p text:style-name="P22">5 <text:s/>Integral operators – e.g., solution of Poisson’s equation <text:tab/>7</text:p>
          <text:p text:style-name="P22">6 <text:s/>Operations on vectors of functions – e.g., calculating eigen functions <text:tab/>7</text:p>
          <text:p text:style-name="P22">7 <text:s/>Moving functions to/from disk <text:tab/>7</text:p>
          <text:p text:style-name="P22">8 <text:s/>Plotting <text:tab/>7</text:p>
          <text:p text:style-name="P23">8.1 <text:s/>OpenDX <text:tab/>7</text:p>
          <text:p text:style-name="P23">8.2 <text:s/>Line plots <text:tab/>8</text:p>
          <text:p text:style-name="P23">8.3 <text:s/>VTK format and Paraview <text:tab/>8</text:p>
          <text:p text:style-name="P22">9 <text:s/>Load and memory balancing <text:tab/>8</text:p>
          <text:p text:style-name="P22">10 <text:s/>How to “think” MADNESS <text:tab/>8</text:p>
          <text:p text:style-name="P23">10.1 <text:s/>Solve the integral equation <text:tab/>8</text:p>
          <text:p text:style-name="P23">10.2 <text:s/>Carefully analyze discontinuities, noise, singularities, and asymptotic forms <text:tab/>9</text:p>
          <text:p text:style-name="P23">10.3 <text:s/>Robustly trade precision for speed <text:tab/>11</text:p>
          <text:p text:style-name="P23">10.4 <text:s/>Choice of polynomial order (k) <text:tab/>11</text:p>
          <text:p text:style-name="P22">11 <text:s/>Environment variables <text:tab/>11</text:p>
          <text:p text:style-name="P22">12 <text:s/>Troubleshooting. <text:tab/>11</text:p>
          <text:p text:style-name="P22">13 <text:s/>Viewing and editing this document <text:tab/>11</text:p>
        </text:index-body>
      </text:table-of-content>
      <text:p text:style-name="P3"/>
      <text:p text:style-name="P3"/>
      <text:p text:style-name="P3"/>
      <text:p text:style-name="P33"/>
      <text:p text:style-name="Text_20_body">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get better even fast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8">m</text:span>ultiresolution <text:span text:style-name="T8">ad</text:span>aptive <text:span text:style-name="T8">n</text:span>umerical <text:span text:style-name="T8">e</text:span>nvironment for <text:span text:style-name="T8">s</text:span>cientific <text:span text:style-name="T8">s</text:span>imulation. It is trying to address the following issues</text:p>
      <text:list text:style-name="L1">
        <text:list-item>
          <text:p text:style-name="P34">raising the level of composition of scientific applications, making it faster/easier to craft robust/correct solutions to new problems,</text:p>
        </text:list-item>
        <text:list-item>
          <text:p text:style-name="P34">computing using functions and operators instead of just numbers, vectors and matrices,</text:p>
        </text:list-item>
        <text:list-item>
          <text:p text:style-name="P34">providing fast and accurate solutions for a variety of differential and integral equations in 1 to 6 dimensions (and perhaps higher), and</text:p>
        </text:list-item>
        <text:list-item>
          <text:p text:style-name="P34">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8"><draw:frame draw:style-name="fr2" draw:name="Object10" text:anchor-type="as-char" svg:width="2.011in" svg:height="0.5028in" draw:z-index="15"><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9">(<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psi);</text:p>
      <text:p text:style-name="Code"/>
      <text:p text:style-name="Text_20_body"><text:span text:style-name="T15">(Check the Dx operator with the new derivative) </text:span>where <text:span text:style-name="T3">psi</text:span> is a 3-D function, <text:span text:style-name="T3">Dx(psi)</text:span> takes the Laplacian of <text:span text:style-name="T3">psi</text:span>. <text:s/>The <text:span text:style-name="T3">inner</text:span> operators performs the L2 inner product of the functions.</text:p>
      <text:p text:style-name="Text_20_body">There is, of course, an underlying representation using bases and grids, and they're adapting and refining automatically to satisfy the requested precision – but you don’t have to think about this until efficiency or memory use become a concern, if ever. Within MADNESS you can apply not just differential operators but also integral operators. <text:s text:c="2"/><text:soft-page-break/>Important and common convolution operators with physically relevant Green functions (e.g., Coulomb, bound-state Helmholtz, free-particle quantum propagator) are built in.</text:p>
      <text:p text:style-name="Text_20_body"><text:s/>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Other advantages of MADNESS</text:p>
      <text:list text:style-name="L2">
        <text:list-item>
          <text:p text:style-name="P35">No licensing fees. <text:s/><text:span text:style-name="T11">MADNESS is free for everyone to use and distribute at no cost. <text:s/></text:span></text:p>
        </text:list-item>
        <text:list-item>
          <text:p text:style-name="P35">Open source. <text:s/><text:span text:style-name="T11">You can distribute, copy and modify the software as much as you wish, in accordance with Open Source licenses GPL 2. <text:s/>The details are in the file, LICENSE, of the top level directory of the MADNESS distribution.</text:span></text:p>
        </text:list-item>
        <text:list-item>
          <text:p text:style-name="P35">Cross-platforms. <text:s/><text:span text:style-name="T11">MADNESS has been tested and runs on several hardware architectures and under multiple operating systems, such as Linux (Ubuntu v#, RedHat v#), and Mac OS X using the GCC compilers version 4.4 or above. <text:s/>For the massively parallel platforms:</text:span></text:p>
          <text:list>
            <text:list-item>
              <text:p text:style-name="P36">Cray XT-5 (using GCC 4.4+, Intel icc (version xxx), Pathscale (version xxx) and Portland Group (pgcc))</text:p>
            </text:list-item>
            <text:list-item>
              <text:p text:style-name="P36">IBM BlueGene P with Suse and gcc,</text:p>
            </text:list-item>
          </text:list>
          <text:p text:style-name="P36">and</text:p>
          <text:list>
            <text:list-item>
              <text:p text:style-name="P36">Clusters using MPI and pthread. <text:s/>We've only performed extensive testing with mpich version </text:p>
            </text:list-item>
          </text:list>
          <text:p text:style-name="P36">The project Wiki and the INSTALL file in the top level MADNESS directory has addition details for different types of configurations.</text:p>
        </text:list-item>
        <text:list-item>
          <text:p text:style-name="P35">Consistent data movement interface. <text:s/><text:span text:style-name="T11">All of the libraries use the same interfaces for inter-processor and inter-thread provided in the world directory.</text:span></text:p>
        </text:list-item>
      </text:list>
      <text:p text:style-name="P10"/>
      <text:p text:style-name="P10">In the following, we introduce MADNESS using problems of increasing complexity to accomplish standard tasks and to discuss topics that are central to effective use of MADNESS.</text:p>
      <text:h text:style-name="Heading_20_1" text:outline-level="1">Basics</text:h>
      <text:p text:style-name="Text_20_body">Basic machine and system software requires</text:p>
      <text:p text:style-name="Text_20_body">Documentation and instructions exists in several places</text:p>
      <text:list text:style-name="L3">
        <text:list-item>
          <text:p text:style-name="P37">the <text:span text:style-name="T9">doc</text:span> directory,</text:p>
        </text:list-item>
        <text:list-item>
          <text:p text:style-name="P37"><text:soft-page-break/>the <text:a xlink:type="simple" xlink:href="http://www.doxygen.org/"><text:span text:style-name="T9">doxygen</text:span></text:a> generated documentation, and</text:p>
        </text:list-item>
        <text:list-item>
          <text:p text:style-name="P37">the <text:s/><text:a xlink:type="simple" xlink:href="http://code.google.com/p/m-a-d-n-e-s-s/">project wiki</text:a>.</text:p>
        </text:list-item>
      </text:list>
      <text:p text:style-name="Text_20_body">For basic computing with MADNESS functions, the only header file that you should need to include is <text:span text:style-name="T9">&lt;mra/mra.h&gt;</text:span>. Advanced programs may need a few others. You should include the directory in the include path to avoid possible conflicts with similarly named files from other packages. <text:s/>In the following examples, let <text:span text:style-name="T3">MADNESS</text:span> denote the top level of the MADNESS distribution.</text:p>
      <text:h text:style-name="Heading_20_1" text:outline-level="1">From math to C++ to numerical computation</text:h>
      <text:p text:style-name="Text_20_body">This section shows you how to take a math expression (e.g., from inside Maple or Mathematica) and to evaluate it using MADNESS. The code is in the <text:span text:style-name="T3">MADNESS/src/apps /sininteg.cc </text:span><text:span text:style-name="T13">file</text:span><text:span text:style-name="T3">.</text:span></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18"><draw:frame draw:style-name="fr2"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9">(<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text:style-name="L4">
        <text:list-item>
          <text:p text:style-name="P38">translating the function from math to C++ to be called by MADNESS</text:p>
        </text:list-item>
        <text:list-item>
          <text:p text:style-name="P38">initializing the MADNESS parallel runtime</text:p>
        </text:list-item>
        <text:list-item>
          <text:p text:style-name="P38">initializing the MADNESS numerical environment</text:p>
        </text:list-item>
        <text:list-item>
          <text:p text:style-name="P38">generating a numerical representation from the C++ function</text:p>
        </text:list-item>
        <text:list-item>
          <text:p text:style-name="P38">computing the integral</text:p>
        </text:list-item>
        <text:list-item>
          <text:p text:style-name="P38">printing the result</text:p>
        </text:list-item>
        <text:list-item>
          <text:p text:style-name="P38">terminating the MADNESS parallel runtime</text:p>
        </text:list-item>
        <text:list-item>
          <text:p text:style-name="P38">compiling your program</text:p>
        </text:list-item>
        <text:list-item>
          <text:p text:style-name="P38">running your program</text:p>
        </text:list-item>
      </text:list>
      <text:h text:style-name="Heading_20_2" text:outline-level="2">Step 1 – translating from Math to C++</text:h>
      <text:p text:style-name="Text_20_body">MADNESS generates a numerical representation of a function (<draw:frame draw:style-name="fr2" draw:name="Object1" text:anchor-type="as-char" svg:width="0.3846in" svg:height="0.1917in" draw:z-index="2"><draw:object xlink:href="./Object 2" xlink:type="simple" xlink:show="embed" xlink:actuate="onLoad"/><draw:image xlink:href="./ObjectReplacements/Object 2" xlink:type="simple" xlink:show="embed" xlink:actuate="onLoad"/></draw:frame>) by representing <text:s/>into its internal, orthonormal basis <draw:frame draw:style-name="fr2" draw:name="Object2" text:anchor-type="as-char" svg:width="0.6346in" svg:height="0.2327in" draw:z-index="16"><draw:object xlink:href="./Object 3" xlink:type="simple" xlink:show="embed" xlink:actuate="onLoad"/><draw:image xlink:href="./ObjectReplacements/Object 3" xlink:type="simple" xlink:show="embed" xlink:actuate="onLoad"/></draw:frame>, see the implementation notes for more detail. Internally, it has to compute lots of coefficients with respect ot the basis, which are integrals of the form </text:p>
      <table:table table:name="Table1" table:style-name="Table1">
        <table:table-column table:style-name="Table1.A"/>
        <table:table-column table:style-name="Table1.B"/>
        <table:table-header-rows>
          <table:table-row>
            <table:table-cell table:style-name="Table1.A1" office:value-type="string">
              <text:p text:style-name="P18"><draw:frame draw:style-name="fr2"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19">(<text:sequence text:ref-name="refText2" text:name="Text" text:formula="ooow:Text+1" style:num-format="1">3</text:sequence>)</text:p>
            </table:table-cell>
          </table:table-row>
        </table:table-header-rows>
      </table:table>
      <text:p text:style-name="Text_20_body">and does so by adaptive numerical quadrature. Thus, it has to be able to evaluate your function at <text:soft-page-break/>an arbitrary point, and so you must provide MADNESS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2" draw:name="Object4" text:anchor-type="as-char" svg:width="0.5063in" svg:height="0.1917in" draw:z-index="19"><draw:object xlink:href="./Object 5" xlink:type="simple" xlink:show="embed" xlink:actuate="onLoad"/><draw:image xlink:href="./ObjectReplacements/Object 5" xlink:type="simple" xlink:show="embed" xlink:actuate="onLoad"/></draw:frame> where <draw:frame draw:style-name="fr2" draw:name="Object5" text:anchor-type="as-char" svg:width="0.1634in" svg:height="0.1839in" draw:z-index="21"><draw:object xlink:href="./Object 6" xlink:type="simple" xlink:show="embed" xlink:actuate="onLoad"/><draw:image xlink:href="./ObjectReplacements/Object 6" xlink:type="simple" xlink:show="embed" xlink:actuate="onLoad"/></draw:frame> is a 1-D coordinate. <text:s/>An example code looks like</text:p>
      <text:p text:style-name="Code">double myf(const coord_1d&amp; r) {</text:p>
      <text:p text:style-name="Code"><text:s text:c="4"/>return std::sin(r[0]);</text:p>
      <text:p text:style-name="Code">}</text:p>
      <text:p text:style-name="Text_20_body">If your function were in 3-D it would be passed a <text:span text:style-name="T9">coord_3d</text:span> that would have 3 elements (0, 1, and 2) that you might interpret as <draw:frame draw:style-name="fr2" draw:name="Object6" text:anchor-type="as-char" svg:width="0.6319in" svg:height="0.1917in" draw:z-index="4"><draw:object xlink:href="./Object 7" xlink:type="simple" xlink:show="embed" xlink:actuate="onLoad"/><draw:image xlink:href="./ObjectReplacements/Object 7" xlink:type="simple" xlink:show="embed" xlink:actuate="onLoad"/></draw:frame> or <draw:frame draw:style-name="fr2" draw:name="Object7" text:anchor-type="as-char" svg:width="0.6402in" svg:height="0.1917in" draw:z-index="5"><draw:object xlink:href="./Object 8" xlink:type="simple" xlink:show="embed" xlink:actuate="onLoad"/><draw:image xlink:href="./ObjectReplacements/Object 8" xlink:type="simple" xlink:show="embed" xlink:actuate="onLoad"/></draw:frame> or something else as defined by your problem. A very useful capability of both Maple and Mathematica is to generate C from expressions or functions, though the resulting code often requires a little cleanup. <text:s/>The cleanup code can be used with MADNESS.</text:p>
      <text:p text:style-name="Text_20_body"><text:span text:style-name="T2">Important:</text:span><text:span text:style-name="T1"> </text:span><text:span text:style-name="T5">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5"> MADNESS will call your function from multiple threads in order to use multi-core processors efficiently, so the code for your function should be thread safe. It should not modify static (Fortran keyword </text:span><text:span text:style-name="T10">save</text:span><text:span text:style-name="T5">)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10">MAD_NUM_THREADS</text:span><text:span text:style-name="T5"> set to one.</text:span></text:p>
      <text:p text:style-name="Text_20_body"><text:span text:style-name="T2">Important:</text:span><text:span text:style-name="T6">If you are using the AMD math library acml, do not set the environmental variable OMP_NUM_THREADS or set OMP_NUM_THREADS to 0.</text:span></text:p>
      <text:h text:style-name="Heading_20_2" text:outline-level="2">Steps 2, 3 and 7 – initializing and finalizing the MADNESS environment</text:h>
      <text:p text:style-name="Text_20_body">MADNESS has its own parallel runtime environment that is fully compatible with Message Passing Interface (MPI) . Just as for MPI, the MADNESS runtime must be initialized at the start and cleaned up at the end. Here is the simplest parallel program using MADNESS (it does nothing useful!).</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oft-page-break/><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9">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9">MPI::Init()</text:span> and <text:span text:style-name="T9">MPI::Finalize(),</text:span> a MADNESS program invokes <text:span text:style-name="T9">madness::initialize()</text:span> and <text:span text:style-name="T9">madness::finalize()</text:span>. The routine <text:span text:style-name="T9">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2" draw:name="Object8" text:anchor-type="as-char" svg:width="0.7256in" svg:height="0.1898in" draw:z-index="22"><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coefficients of the expansion, discussed in step 1 above, which is done adaptively to satisfy the requested precisio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9">Function</text:span> what you are actually doing is making a <text:span text:style-name="T9">FunctionFactory</text:span> associated with a <text:span text:style-name="T9">World</text:span>, overriding defaults inside the factory, and then constructing a function from the factory. The default function is zero, so to make a zero 1D function we would just type</text:p>
      <text:p text:style-name="Code">real_function_1d zero = real_factory_1d(world);</text:p>
      <text:p text:style-name="Code"/>
      <text:p text:style-name="Text_20_body">In the second line, to generate a MADNESS <text:span text:style-name="T9">Function</text:span> from your C++ function we override the default with the desired function pointer.</text:p>
      <text:h text:style-name="Heading_20_2" text:outline-level="2"><text:soft-page-break/>Step 5 – computing the integral</text:h>
      <text:p text:style-name="Text_20_body">The integral of a function over the whole domain can be computed with the <text:span text:style-name="T9">trace()</text:span> function, c.f.,</text:p>
      <text:p text:style-name="Code">double integral = f.trace();</text:p>
      <text:p text:style-name="Code"/>
      <text:p text:style-name="Text_20_body"><text:span text:style-name="T2">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9">All_reduce()</text:span>) is required. Therefore, every process associated with the <text:span text:style-name="T9">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9">print()</text:span> is just a convenience wrapper around <text:span text:style-name="T9">cout &lt;&lt;</text:span> that automatically inserts spaces between elements and a newline at the end.</text:p>
      <text:p text:style-name="Text_20_body"><text:span text:style-name="T2">Important:</text:span><text:span text:style-name="T12"> </text:span>First, read the important point from the section above, and then answer the question “why did we assign the result of <text:span text:style-name="T9">f.trace()</text:span> to a variable and then print its value, instead of just printing the result of <text:span text:style-name="T9">f.trace()</text:span> directly?” At least 90% of hanging parallel programs are due to getting this wrong.</text:p>
      <text:h text:style-name="Heading_20_2" text:outline-level="2">The complete program</text:h>
      <text:p text:style-name="Text_20_body">Your complete program, <text:span text:style-name="T3">MADNESS/src/apps /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oft-page-break/><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a integrating <draw:frame draw:style-name="fr2" draw:name="Object9" text:anchor-type="as-char" svg:width="0.5063in" svg:height="0.1917in" draw:z-index="26"><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9">fred.cc</text:span>, to make the program type</text:p>
      <text:p text:style-name="Code">make -f Makefile.sample fred</text:p>
      <text:p text:style-name="Code"/>
      <text:p text:style-name="Text_20_body">where <text:span text:style-name="T9">Makefile.sample</text:span> should be found somewhere in your MADNESS installation. For projects with more than one source file you will have to copy and modify the makefile. (CLARIFY this!!)</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text:span><text:span text:style-name="T1">. </text:span>Behind the scenes, MADNESS inquired how many processors or cores were installed in your computer and launched that many threads to perform the work. If you wish to use fewer processors, set the environment variable <text:span text:style-name="T9">MAD_NUM_THREADS</text:span> to be the total number of processors or cores you wish to use. E.g., to use just 3 processors, in the bash shell type</text:p>
      <text:p text:style-name="Code">export MAD_NUM_THREADS=3</text:p>
      <text:p text:style-name="Code"/>
      <text:p text:style-name="Text_20_body">and in the C shell type</text:p>
      <text:p text:style-name="Code">setenv MAD_NUM_THREADS 3</text:p>
      <text:p text:style-name="Code"/>
      <text:p text:style-name="P27">This will also work on a shared-memory multicore parallel computer.</text:p>
      <text:h text:style-name="Heading_20_3" text:outline-level="3"><text:soft-page-break/>On a parallel computer: distributed or shared</text:h>
      <text:p text:style-name="Text_20_body">This is going to vary from system to system. Generically, to run on <text:span text:style-name="T9">N</text:span> nodes you will type something like</text:p>
      <text:p text:style-name="Text_20_body"><text:tab/><text:span text:style-name="T3">mpirun -np N ./fred</text:span></text:p>
      <text:p text:style-name="Code"/>
      <text:p text:style-name="Text_20_body">The devil is in the system-dependent details. We want <text:span text:style-name="T9">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7"/>
      <text:p text:style-name="P11">Please add information on other systems here.</text:p>
      <text:h text:style-name="Heading_20_1" text:outline-level="1">Differentiation, inner products, multiplication – e.g., energy hydrogen atom</text:h>
      <text:p text:style-name="Text_20_body">In this section we describe more complicated operations such as differentiation, inner product and multiplication. </text:p>
      <text:p text:style-name="Text_20_body"/>
      <text:p text:style-name="P12">Differentiation</text:p>
      <text:p text:style-name="Text_20_body">Assume that we have defined a 3-D function <text:span text:style-name="T3">f</text:span><text:span text:style-name="T13">, then differentiating f is accomplished by...</text:span></text:p>
      <text:p text:style-name="P4">Will fill in as the diff codes are checked in....</text:p>
      <text:p text:style-name="P12"><text:span text:style-name="T13"><text:tab/></text:span><text:span text:style-name="T10">static const int NDIM=3;</text:span></text:p>
      <text:p text:style-name="P16"><text:tab/>Tensor&lt;int&gt; bcD(NDIM,2); // declaring a tensor for the BC</text:p>
      <text:p text:style-name="P16"><text:tab/>bcD.fill(0); <text:s/>// setting the BC type to be 0, Dirichlet with f=0 at the boundary</text:p>
      <text:p text:style-name="P16"><text:tab/>BoundaryConds&lt;NDIM&gt; bc(bcD); // setting the definitions of the BC</text:p>
      <text:p text:style-name="P16"><text:tab/>real_function_3d f = real_factory_3d(world).f(V);</text:p>
      <text:p text:style-name="P16"><text:s text:c="9"/>k = </text:p>
      <text:p text:style-name="P16"><text:s text:c="5"/>Derivative&lt;double,3&gt; dx(world, k, x....);</text:p>
      <text:p text:style-name="P15"/>
      <text:p text:style-name="P26"/>
      <text:p text:style-name="P2">In MADNESS we use 0, 1, 2 … to denote differentiation with respect to the first, second, third, … variables. <text:s/>The choice of starting from 0 is natural for indexing in C++. <text:s/>For the details on how the derivatives are computed spectrally the reader is referred to the MADNESS implemtation guide and its references.</text:p>
      <text:p text:style-name="P2"><text:soft-page-break/>The boundary conditions for the derivative operator are defined by an array where the boundary condition on each of the face of the computational domain is defined by boundary type. <text:s/>A detailed table of boundary types that are currently supported are described in the implementation manual. <text:s/>For example, an integer value of 0 specifies a Dirichlet boundary condition of 0. <text:s/>In MADNESS, for a 2-D function f, this is specified by</text:p>
      <text:p text:style-name="P2"/>
      <text:p text:style-name="P2"/>
      <text:p text:style-name="P2"><text:tab/>BoundaryConds&lt;NDIM&gt; bc(bc_</text:p>
      <text:p text:style-name="P2"/>
      <text:p text:style-name="P2">For functions in MADNESS, inner products means the L2 inner product over the finite domain that is defined for the function. <text:s/>A list of the supported boundary conditions are given in the <text:s/>implementation guide. <text:s/>For example, to set </text:p>
      <text:h text:style-name="Heading_20_1" text:outline-level="1">Integral operators – e.g., solution of Laplace or Poisson’s equations</text:h>
      <text:p text:style-name="Text_20_body">The Poisson equation</text:p>
      <text:p text:style-name="P24"><text:tab/><text:tab/><text:tab/><text:tab/> <text:span text:style-name="T4"><draw:frame draw:style-name="fr3" draw:name="Object36" text:anchor-type="as-char" svg:width="1.011in" svg:height="0.2091in" draw:z-index="9"><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let's assume that the boundary condition goes to 0 smoothly in the computational domain. <text:s text:c="2"/>Assume that we have the right hand side of the Poisson equation already represented as <text:span text:style-name="T14">rho </text:span><text:span text:style-name="T13">then the Poisson equation can be solved as</text:span></text:p>
      <text:p text:style-name="P13"><text:tab/>real_convolution_3d poisson_op=</text:p>
      <text:p text:style-name="P13"><text:tab/><text:tab/>CoulombOperator&lt;double&gt;(world, k, 0.001, 1.e-6);</text:p>
      <text:p text:style-name="P13"><text:tab/>real_function_3d result = apply(op, rho);</text:p>
      <text:p text:style-name="P2">This is illustrated in many example codes in the directory <text:span text:style-name="T14">MADNESS/src/apps/examples </text:span>(e.g.<text:span text:style-name="T14"> bigboy.cc, bigboy2.cc, dataloadbal.cc, he.cc, h2.cc, interior_dirichlet.cc, laplace_sphere.cc, </text:span>and<text:span text:style-name="T14"> phil.cc.</text:span></text:p>
      <text:p text:style-name="P2">The call to the Coulomb operator builds a low-separation rank approximation (c.f. the implementation notes) of the Green function for the Poisson equation. <text:s/>The approximation is at <text:s/>a radial of distance of 0.001 from the origin to the edge of the box with a precision of 1.e-6.</text:p>
      <text:p text:style-name="P2">If you have more complicated boundary conditions which require single or double layer terms please refer the examples in <text:span text:style-name="T9">interior_dirichlet.cc</text:span> or <text:span text:style-name="T9">laplace_sphere.cc</text:span> for more details.</text:p>
      <text:h text:style-name="Heading_20_1" text:outline-level="1">Operations on vectors of functions – e.g., calculating eigen functions</text:h>
      <text:p text:style-name="Text_20_body">We describe some operations on vectors of functions. <text:s/>These are very convenient in many situations rather than using arrays of functions. <text:s/>The vector of functions exposes more parallelism to MADNESS and less possibilities for data dependence.</text:p>
      <text:p text:style-name="Text_20_body"><text:soft-page-break/>We will illustrate this using vectors of real 3-D functions.</text:p>
      <text:p text:style-name="Text_20_body"/>
      <text:p text:style-name="Text_20_body">Method 1: Using LAPACK</text:p>
      <text:p text:style-name="Text_20_body">Often one just want to compute eigenvalues and eigenvectors for a matrix and call an LAPACK routine. <text:s/>This can be accomplished by calling either a real symmetric eigensolver or Hermitian eigensolver. <text:s/>We illustrat with a 10 by 10 Hermitian case.</text:p>
      <text:p text:style-name="Text_20_body"/>
      <text:p text:style-name="Text_20_body"><text:s text:c="4"/><text:span text:style-name="T9">int nvec=10; <text:s text:c="2"/>Tensor&lt;double_complex&gt; c;</text:span></text:p>
      <text:p text:style-name="Text_20_body"><text:span text:style-name="T9"><text:s text:c="2"/>Tensor&lt;double&gt; e, e1(nvec);</text:span></text:p>
      <text:p text:style-name="Text_20_body"><text:span text:style-name="T9"><text:s text:c="2"/>Tensor&lt;double_complex&gt; H(nvec,nvec);</text:span></text:p>
      <text:p text:style-name="Text_20_body"><text:span text:style-name="T9"><text:s text:c="2"/>Tensor&lt;double_complex&gt; S(nvec,nvec);</text:span></text:p>
      <text:p text:style-name="Text_20_body"><text:span text:style-name="T9">...assign some stuff to Hermitian matrices H and S...</text:span></text:p>
      <text:p text:style-name="Text_20_body"><text:span text:style-name="T9"><text:s text:c="2"/>sygv(H, S1, 1, c, e);</text:span></text:p>
      <text:p text:style-name="Text_20_body"><text:span text:style-name="T9"/></text:p>
      <text:p text:style-name="Text_20_body"><text:span text:style-name="T9">Now the </text:span></text:p>
      <text:p text:style-name="Text_20_body"><text:span text:style-name="T9"><text:s text:c="2"/></text:span></text:p>
      <text:h text:style-name="Heading_20_1" text:outline-level="1">Moving functions to/from disk</text:h>
      <text:p text:style-name="Text_20_body">It takes at most a couple of lines of code to move a function to/from disk. <text:s/>The example program <text:span text:style-name="T9">functionio.cc</text:span> shows how to do this, and the critical lines are</text:p>
      <text:p text:style-name="P20">ParallelOutputArchive out(world, filename);</text:p>
      <text:p text:style-name="P20">out &amp; f &amp; g &amp; h;</text:p>
      <text:p text:style-name="P20">ParallelInputArchive input(world, filename);</text:p>
      <text:p text:style-name="P20">input &amp; f &amp; g &amp; h;</text:p>
      <text:p text:style-name="P20"/>
      <text:p text:style-name="Text_20_body">Here, <text:span text:style-name="T9">f</text:span>, <text:span text:style-name="T9">g</text:span>, and <text:span text:style-name="T9">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9">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text:soft-page-break/>Note that the program <text:span text:style-name="T9">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9">.dx</text:span>” file) and Paraview (in a VTK file), and line plots in a text format suitable for nearly any tool (e.g., <text:s/>gnuplot or xmgrace).</text:p>
      <text:p text:style-name="Text_20_body">Note that the program <text:span text:style-name="T9">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9">vizit.cfg</text:span>) <text:s/>and a network file (<text:span text:style-name="T9">vizit.net</text:span>) can be found in the <text:span text:style-name="T9">MADNESS/src/apps/moldft</text:span> directory. <text:s/>Here are some details on creating your own <text:span text:style-name="T9">dx</text:span> files.</text:p>
      <text:p text:style-name="Text_20_body">Given any MADNESS function <text:span text:style-name="T9">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9">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9">f</text:span> and <text:span text:style-name="T9">g</text:span>) you would use instead</text:p>
      <text:p text:style-name="Code"><text:soft-page-break/>plot_line(“plot.txt”, 101, lo, hi, f, g)</text:p>
      <text:p text:style-name="Code"/>
      <text:p text:style-name="Text_20_body">With gnuplot, you can plot the data as follows</text:p>
      <text:p text:style-name="Code">gnuplot -persist -e 'set style data lines; plot "plot.txt"'</text:p>
      <text:p text:style-name="Code"/>
      <text:p text:style-name="P26"/>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12">Note: </text:span>At this time, MADNESS evaluates the functions at equally spaced points between <text:span text:style-name="T1">plotlo </text:span><text:span text:style-name="T5">and </text:span><text:span text:style-name="T1">plothi</text:span><text:span text:style-name="T5">. <text:s/></text:span></text:p>
      <text:p text:style-name="P7">After the above four quantities have been defined, three functions must be called:</text:p>
      <text:p text:style-name="P28"><text:tab/><text:span text:style-name="T9">plotvtk_begin</text:span> : Writes the VTK boilerplate header information</text:p>
      <text:p text:style-name="Text_20_Body"><text:span text:style-name="T5"><text:tab/></text:span><text:span text:style-name="T10">plotvtk_data</text:span><text:span text:style-name="T5"> : Evaluates and writes the MADNESS function at </text:span><text:span text:style-name="T1">npts</text:span></text:p>
      <text:p text:style-name="P28"><text:tab/><text:span text:style-name="T9">plotvtk_end</text:span> : Writes the VTK boilerplate footer information</text:p>
      <text:p text:style-name="P8"/>
      <text:p text:style-name="Text_20_body"><text:span text:style-name="T7">Note: </text:span><text:span text:style-name="T6">Currently, the function evaluation in plotvtk_data is done in serial.</text:span><text:span text:style-name="T5"> <text:s/></text:span></text:p>
      <text:p text:style-name="Text_20_Body"><text:span text:style-name="T5">An example of code for plotting two two-dimensional functions </text:span><text:span text:style-name="T1">u</text:span><text:span text:style-name="T5"> and </text:span><text:span text:style-name="T1">v</text:span><text:span text:style-name="T5"> is as follows in a [0,1]</text:span><text:span text:style-name="T16">2</text:span><text:span text:style-name="T5"> box with 101 points is as follows:</text:span></text:p>
      <text:p text:style-name="P29"><text:s text:c="4"/><text:span text:style-name="T9">char filename[100];</text:span></text:p>
      <text:p text:style-name="P30"><text:s text:c="4"/>sprintf(filename, "output.vts"); <text:s/>// Defines the filename</text:p>
      <text:p text:style-name="P30"><text:s text:c="4"/>Vector&lt;double, 3&gt; plotlo, plothi; // Box dimensions</text:p>
      <text:p text:style-name="P30"><text:s text:c="4"/>Vector&lt;long, 3&gt; npts; <text:s text:c="12"/>// Num points in each dim <text:s text:c="5"/></text:p>
      <text:p text:style-name="P30"><text:s text:c="4"/>for(int i = 0; i &lt; 3; ++i) {</text:p>
      <text:p text:style-name="P30"><text:s text:c="12"/>plotlo[i] = 0.0;</text:p>
      <text:p text:style-name="P30"><text:s text:c="12"/>plothi[i] = 1.0;</text:p>
      <text:p text:style-name="P30"><text:s text:c="12"/>npts[i] <text:s text:c="2"/>= 101;</text:p>
      <text:p text:style-name="P30"><text:s text:c="4"/>}</text:p>
      <text:p text:style-name="P30"><text:s text:c="4"/>plotvtk_begin(world, filename, plotlo, plothi, npts);</text:p>
      <text:p text:style-name="P30"><text:s text:c="4"/>plotvtk_data(u, "u", world, filename, plotlo, plothi, npts);</text:p>
      <text:p text:style-name="P30"><text:s text:c="4"/>plotvtk_data(v, "v", world, filename, plotlo, plothi, npts);</text:p>
      <text:p text:style-name="P30"><text:s text:c="4"/>plotvtk_end&lt;3&gt;(world, filename);</text:p>
      <text:p text:style-name="Text_20_body"/>
      <text:p text:style-name="Text_20_body"><text:span text:style-name="T7">Note:</text:span><text:span text:style-name="T6"> An arbitrary number of MADNESS files may be written to a single file. <text:s/>Two are shown above for demonstrative purposes; however, plotvtk_data may be called multiple times between plotvtk_begin and plotvtk_end function calls</text:span>.</text:p>
      <text:p text:style-name="P9"><text:soft-page-break/>Note:<text:span text:style-name="T11"> For time-dependent simulations, the above code can be included within the time step loop. <text:s/>The user should then consider appending the filename with the timestep number and create Ntimestep files, each containing one increment of time.</text:span></text:p>
      <text:p text:style-name="P25">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TO BE COMPLETED</text:p>
      <text:h text:style-name="Heading_20_1" text:outline-level="1">How to “think” MADNESS</text:h>
      <text:h text:style-name="Heading_20_2" text:outline-level="2">Solve the integral equation</text:h>
      <text:p text:style-name="P7">Solve the integral equation, not the differential equation. </text:p>
      <table:table table:name="Table3" table:style-name="Table3">
        <table:table-column table:style-name="Table3.A"/>
        <table:table-column table:style-name="Table3.B"/>
        <table:table-header-rows>
          <table:table-row>
            <table:table-cell table:style-name="Table3.A1" office:value-type="string">
              <text:p text:style-name="P18"><draw:frame draw:style-name="fr2" draw:name="Object11" text:anchor-type="as-char" svg:width="5.1244in" svg:height="1.3382in" draw:z-index="27"><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9">(<text:sequence text:ref-name="refText3" text:name="Text" text:formula="ooow:Text+1" style:num-format="1">4</text:sequence>)</text:p>
            </table:table-cell>
          </table:table-row>
        </table:table-header-rows>
      </table:table>
      <text:p text:style-name="Text_20_body">(Poisson’s equation becomes application of the Coulomb Green’s function; the Schrödinger equation becomes the Lippmann-Schwinger equation with the bound-state Helmholtz Green’s function; a non-linear time-dependent PDE is integrated with the semi-group form).</text:p>
      <text:p text:style-name="Text_20_body">Most codes, including MADNESS, are bad at solving differential equations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8"><draw:frame draw:style-name="fr2" draw:name="Object13" text:anchor-type="as-char" svg:width="1.352in" svg:height="0.4161in" draw:z-index="28"><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9">(<text:sequence text:ref-name="refText4" text:name="Text" text:formula="ooow:Text+1" style:num-format="1">5</text:sequence>)</text:p>
            </table:table-cell>
          </table:table-row>
        </table:table-header-rows>
      </table:table>
      <text:p text:style-name="Text_20_body">The effect of the Laplacian is to greatly amplify high frequencies (where most of the numerical error lies) whereas we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text:soft-page-break/>Carefully analyze discontinuities, noise, singularities, and asymptotic forms</text:h>
      <text:p text:style-name="Text_20_body">Your function needs to be evaluated at close to machine precision and the higher the order of the basis (<draw:frame draw:style-name="fr2" draw:name="Object12" text:anchor-type="as-char" svg:width="0.1598in" svg:height="0.1839in" draw:z-index="31"><draw:object xlink:href="./Object 13" xlink:type="simple" xlink:show="embed" xlink:actuate="onLoad"/><draw:image xlink:href="./ObjectReplacements/Object 13"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 <text:span text:style-name="T1">The usual symptoms of this problem are unexpectedly slow execution and excessive memory use.</text:span> Here are some tips</text:p>
      <text:p text:style-name="Text_20_body">Discontinuities and singularities need to be consciously managed. Integrable point singularities might sometimes work unmodified (e.g., <draw:frame draw:style-name="fr2" draw:name="Object14" text:anchor-type="as-char" svg:width="0.3862in" svg:height="0.1846in" draw:z-index="32"><draw:object xlink:href="./Object 15" xlink:type="simple" xlink:show="embed" xlink:actuate="onLoad"/><draw:image xlink:href="./ObjectReplacements/Object 15" xlink:type="simple" xlink:show="embed" xlink:actuate="onLoad"/></draw:frame>)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regularize the function and one would usually employ a parameter to control the length scale of any problem modification and to enable systematic demonstration of convergence. E.g., eliminate the cusp in an exponential with </text:p>
      <table:table table:name="Table7" table:style-name="Table7">
        <table:table-column table:style-name="Table7.A"/>
        <table:table-column table:style-name="Table7.B"/>
        <table:table-header-rows>
          <table:table-row>
            <table:table-cell table:style-name="Table7.A1" office:value-type="string">
              <text:p text:style-name="P18"><draw:frame draw:style-name="fr2" draw:name="Object18" text:anchor-type="as-char" svg:width="1.878in" svg:height="0.2311in" draw:z-index="33"><draw:object xlink:href="./Object 19" xlink:type="simple" xlink:show="embed" xlink:actuate="onLoad"/><draw:image xlink:href="./ObjectReplacements/Object 19" xlink:type="simple" xlink:show="embed" xlink:actuate="onLoad"/></draw:frame> </text:p>
            </table:table-cell>
            <table:table-cell table:style-name="Table7.A1" office:value-type="string">
              <text:p text:style-name="P19">(<text:sequence text:ref-name="refText5" text:name="Text" text:formula="ooow:Text+1" style:num-format="1">6</text:sequence>)</text:p>
            </table:table-cell>
          </table:table-row>
        </table:table-header-rows>
      </table:table>
      <text:p text:style-name="Text_20_body">or replace a step function with </text:p>
      <table:table table:name="Table5" table:style-name="Table5">
        <table:table-column table:style-name="Table5.A"/>
        <table:table-column table:style-name="Table5.B"/>
        <table:table-header-rows>
          <table:table-row>
            <table:table-cell table:style-name="Table5.A1" office:value-type="string">
              <text:p text:style-name="P18"><draw:frame draw:style-name="fr2" draw:name="Object15" text:anchor-type="as-char" svg:width="2.1272in" svg:height="0.3925in" draw:z-index="34"><draw:object xlink:href="./Object 16" xlink:type="simple" xlink:show="embed" xlink:actuate="onLoad"/><draw:image xlink:href="./ObjectReplacements/Object 16" xlink:type="simple" xlink:show="embed" xlink:actuate="onLoad"/></draw:frame> </text:p>
            </table:table-cell>
            <table:table-cell table:style-name="Table5.A1" office:value-type="string">
              <text:p text:style-name="P19">(<text:sequence text:ref-name="refText6" text:name="Text" text:formula="ooow:Text+1" style:num-format="1">7</text:sequence>)</text:p>
            </table:table-cell>
          </table:table-row>
        </table:table-header-rows>
      </table:table>
      <text:p text:style-name="Text_20_body">or the Coulomb potential in 3D with </text:p>
      <table:table table:name="Table6" table:style-name="Table6">
        <table:table-column table:style-name="Table6.A"/>
        <table:table-column table:style-name="Table6.B"/>
        <table:table-header-rows>
          <table:table-row>
            <table:table-cell table:style-name="Table6.A1" office:value-type="string">
              <text:p text:style-name="P18"><draw:frame draw:style-name="fr2" draw:name="Object16" text:anchor-type="as-char" svg:width="4.8571in" svg:height="0.5008in" draw:z-index="35"><draw:object xlink:href="./Object 17" xlink:type="simple" xlink:show="embed" xlink:actuate="onLoad"/><draw:image xlink:href="./ObjectReplacements/Object 17" xlink:type="simple" xlink:show="embed" xlink:actuate="onLoad"/></draw:frame> </text:p>
            </table:table-cell>
            <table:table-cell table:style-name="Table6.A1" office:value-type="string">
              <text:p text:style-name="P19">(<text:sequence text:ref-name="refText7" text:name="Text" text:formula="ooow:Text+1" style:num-format="1">8</text:sequence>)</text:p>
            </table:table-cell>
          </table:table-row>
        </table:table-header-rows>
      </table:table>
      <text:p text:style-name="Text_20_body">(the integral indicates that the mean error is zero independent of <draw:frame draw:style-name="fr2" draw:name="Object17" text:anchor-type="as-char" svg:width="0.1571in" svg:height="0.1839in" draw:z-index="6"><draw:object xlink:href="./Object 18" xlink:type="simple" xlink:show="embed" xlink:actuate="onLoad"/><draw:image xlink:href="./ObjectReplacements/Object 18"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2" draw:name="Object19" text:anchor-type="as-char" svg:width="0.348in" svg:height="0.2075in" draw:z-index="7"><draw:object xlink:href="./Object 20" xlink:type="simple" xlink:show="embed" xlink:actuate="onLoad"/><draw:image xlink:href="./ObjectReplacements/Object 20" xlink:type="simple" xlink:show="embed" xlink:actuate="onLoad"/></draw:frame> or better.</text:p>
      <text:p text:style-name="Text_20_body">MADNESS itself computes to a finite precision and when computing a point-wise function of a function (i.e., <draw:frame draw:style-name="fr2" draw:name="Object23" text:anchor-type="as-char" svg:width="0.672in" svg:height="0.1917in" draw:z-index="8"><draw:object xlink:href="./Object 24" xlink:type="simple" xlink:show="embed" xlink:actuate="onLoad"/><draw:image xlink:href="./ObjectReplacements/Object 24" xlink:type="simple" xlink:show="embed" xlink:actuate="onLoad"/></draw:frame> where <draw:frame draw:style-name="fr2" draw:name="Object24" text:anchor-type="as-char" svg:width="0.4335in" svg:height="0.1917in" draw:z-index="10"><draw:object xlink:href="./Object 25" xlink:type="simple" xlink:show="embed" xlink:actuate="onLoad"/><draw:image xlink:href="./ObjectReplacements/Object 25" xlink:type="simple" xlink:show="embed" xlink:actuate="onLoad"/></draw:frame> is a MADNESS function and <draw:frame draw:style-name="fr2" draw:name="Object25" text:anchor-type="as-char" svg:width="0.4in" svg:height="0.1917in" draw:z-index="11"><draw:object xlink:href="./Object 26" xlink:type="simple" xlink:show="embed" xlink:actuate="onLoad"/><draw:image xlink:href="./ObjectReplacements/Object 26" xlink:type="simple" xlink:show="embed" xlink:actuate="onLoad"/></draw:frame> is a user-provided function) the user-provided function must tolerate that noise. A classic example is computing </text:p>
      <table:table table:name="Table8" table:style-name="Table8">
        <table:table-column table:style-name="Table8.A"/>
        <table:table-column table:style-name="Table8.B"/>
        <table:table-header-rows>
          <table:table-row>
            <table:table-cell table:style-name="Table8.A1" office:value-type="string">
              <text:p text:style-name="P18"><draw:frame draw:style-name="fr2" draw:name="Object26" text:anchor-type="as-char" svg:width="1.3035in" svg:height="0.4236in" draw:z-index="36"><draw:object xlink:href="./Object 27" xlink:type="simple" xlink:show="embed" xlink:actuate="onLoad"/><draw:image xlink:href="./ObjectReplacements/Object 27" xlink:type="simple" xlink:show="embed" xlink:actuate="onLoad"/></draw:frame> </text:p>
            </table:table-cell>
            <table:table-cell table:style-name="Table8.A1" office:value-type="string">
              <text:p text:style-name="P19">(<text:sequence text:ref-name="refText8" text:name="Text" text:formula="ooow:Text+1" style:num-format="1">9</text:sequence>)</text:p>
            </table:table-cell>
          </table:table-row>
        </table:table-header-rows>
      </table:table>
      <text:p text:style-name="Text_20_body">where in the original problem one knows that <draw:frame draw:style-name="fr2" draw:name="Object27" text:anchor-type="as-char" svg:width="0.9882in" svg:height="0.1917in" draw:z-index="12"><draw:object xlink:href="./Object 28" xlink:type="simple" xlink:show="embed" xlink:actuate="onLoad"/><draw:image xlink:href="./ObjectReplacements/Object 28" xlink:type="simple" xlink:show="embed" xlink:actuate="onLoad"/></draw:frame> but numerically this is not guaranteed. In this case an effective smoothing is </text:p>
      <table:table table:name="Table9" table:style-name="Table9">
        <table:table-column table:style-name="Table9.A"/>
        <table:table-column table:style-name="Table9.B"/>
        <table:table-header-rows>
          <text:soft-page-break/>
          <table:table-row>
            <table:table-cell table:style-name="Table9.A1" office:value-type="string">
              <text:p text:style-name="P18"><draw:frame draw:style-name="fr2" draw:name="Object28" text:anchor-type="as-char" svg:width="3.5138in" svg:height="1.4283in" draw:z-index="3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9">(<text:sequence text:ref-name="refText9" text:name="Text" text:formula="ooow:Text+1" style:num-format="1">10</text:sequence>)</text:p>
            </table:table-cell>
          </table:table-row>
        </table:table-header-rows>
      </table:table>
      <text:p text:style-name="Text_20_body">The function <draw:frame draw:style-name="fr2" draw:name="Object29" text:anchor-type="as-char" svg:width="0.398in" svg:height="0.1917in" draw:z-index="13"><draw:object xlink:href="./Object 30" xlink:type="simple" xlink:show="embed" xlink:actuate="onLoad"/><draw:image xlink:href="./ObjectReplacements/Object 30" xlink:type="simple" xlink:show="embed" xlink:actuate="onLoad"/></draw:frame> coincides with its argument for <draw:frame draw:style-name="fr2" draw:name="Object30" text:anchor-type="as-char" svg:width="0.4264in" svg:height="0.2083in" draw:z-index="14"><draw:object xlink:href="./Object 31" xlink:type="simple" xlink:show="embed" xlink:actuate="onLoad"/><draw:image xlink:href="./ObjectReplacements/Object 31" xlink:type="simple" xlink:show="embed" xlink:actuate="onLoad"/></draw:frame> and for smaller values smoothly switches to a minimum value of <draw:frame draw:style-name="fr2" draw:name="Object31" text:anchor-type="as-char" svg:width="0.2098in" svg:height="0.2083in" draw:z-index="17"><draw:object xlink:href="./Object 32" xlink:type="simple" xlink:show="embed" xlink:actuate="onLoad"/><draw:image xlink:href="./ObjectReplacements/Object 32" xlink:type="simple" xlink:show="embed" xlink:actuate="onLoad"/></draw:frame> with continuous value and derivative at both end points.</text:p>
      <text:p text:style-name="Text_20_body">Some computations are intrinsically expensive. For instance, <draw:frame draw:style-name="fr2" draw:name="Object20" text:anchor-type="as-char" svg:width="0.8102in" svg:height="0.1925in" draw:z-index="18"><draw:object xlink:href="./Object 21" xlink:type="simple" xlink:show="embed" xlink:actuate="onLoad"/><draw:image xlink:href="./ObjectReplacements/Object 21" xlink:type="simple" xlink:show="embed" xlink:actuate="onLoad"/></draw:frame> is oscillatory everywhere and the number of required coefficients will increase linearly with the solution volume. <text:s/>In a 3D box of width <draw:frame draw:style-name="fr2" draw:name="Object21" text:anchor-type="as-char" svg:width="0.1862in" svg:height="0.1839in" draw:z-index="20"><draw:object xlink:href="./Object 22" xlink:type="simple" xlink:show="embed" xlink:actuate="onLoad"/><draw:image xlink:href="./ObjectReplacements/Object 22" xlink:type="simple" xlink:show="embed" xlink:actuate="onLoad"/></draw:frame>, the number of coefficients will be <draw:frame draw:style-name="fr2" draw:name="Object22" text:anchor-type="as-char" svg:width="0.8181in" svg:height="0.2602in" draw:z-index="23"><draw:object xlink:href="./Object 23" xlink:type="simple" xlink:show="embed" xlink:actuate="onLoad"/><draw:image xlink:href="./ObjectReplacements/Object 23" xlink:type="simple" xlink:show="embed" xlink:actuate="onLoad"/></draw:frame> (where <draw:frame draw:style-name="fr2" draw:name="Object32" text:anchor-type="as-char" svg:width="0.1602in" svg:height="0.1839in" draw:z-index="24"><draw:object xlink:href="./Object 33" xlink:type="simple" xlink:show="embed" xlink:actuate="onLoad"/><draw:image xlink:href="./ObjectReplacements/Object 33" xlink:type="simple" xlink:show="embed" xlink:actuate="onLoad"/></draw:frame> is the polynomial order). For <draw:frame draw:style-name="fr2" draw:name="Object33" text:anchor-type="as-char" svg:width="0.6602in" svg:height="0.1839in" draw:z-index="25"><draw:object xlink:href="./Object 34" xlink:type="simple" xlink:show="embed" xlink:actuate="onLoad"/><draw:image xlink:href="./ObjectReplacements/Object 34" xlink:type="simple" xlink:show="embed" xlink:actuate="onLoad"/></draw:frame>, <draw:frame draw:style-name="fr2" draw:name="Object34" text:anchor-type="as-char" svg:width="0.4811in" svg:height="0.1839in" draw:z-index="29"><draw:object xlink:href="./Object 35" xlink:type="simple" xlink:show="embed" xlink:actuate="onLoad"/><draw:image xlink:href="./ObjectReplacements/Object 35" xlink:type="simple" xlink:show="embed" xlink:actuate="onLoad"/></draw:frame> and <draw:frame draw:style-name="fr2" draw:name="Object35" text:anchor-type="as-char" svg:width="0.4339in" svg:height="0.1839in" draw:z-index="30"><draw:object xlink:href="./Object 36" xlink:type="simple" xlink:show="embed" xlink:actuate="onLoad"/><draw:image xlink:href="./ObjectReplacements/Object 36" xlink:type="simple" xlink:show="embed" xlink:actuate="onLoad"/></draw:frame>, this means a few hundred TB of data (i.e., too big!).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9">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1 0 2” and on the BG/P “-1 -1 -1”.</text:p>
      <text:p text:style-name="Text_20_body"><text:span text:style-name="T9">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9">MRA_DATA_DIR</text:span> – Specifies the directory that contains the MADNESS data files (notably the <text:soft-page-break/>autocorrelation coefficients, two-scale coefficients, and Gauss-Legendre points and weights). Sometimes the compiled-in default must be overridden. Only MPI process zero will use this.</text:p>
      <text:p text:style-name="Text_20_body"><text:span text:style-name="T9">POOL_NTHREAD</text:span> (deprecated) – Specifies the number of threads in the compute pool. New users should set <text:span text:style-name="T9">MAD_NUM_THREADS</text:span> instead.</text:p>
      <text:h text:style-name="Heading_20_1" text:outline-level="1">Troubleshooting.</text:h>
      <text:p text:style-name="Text_20_body">TO BE COMPLETED.</text:p>
      <text:h text:style-name="Heading_20_1" text:outline-level="1">Viewing and editing this document</text:h>
      <text:p text:style-name="Text_20_body">Under Linux ensure you have the Microsoft true-type fonts installed – they are free. Under Ubuntu install package <text:span text:style-name="T3">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Courier 10 pitch" svg:font-family="'Courier 10 pitch'"/>
    <style:font-face style:name="Courier 12 pitch" svg:font-family="'Courier 12 pitch'"/>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9</text:page-number></text:p>
      </style:footer>
    </style:master-page>
    <style:master-page style:name="Right_20_Page" style:display-name="Right Page" style:page-layout-name="pm3" style:next-style-name="Left_20_Page">
      <style:footer>
        <text:p text:style-name="P1"><text:page-number text:select-page="current">19</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6" style:next-style-name="Blank_20_left_20_page"/>
    <style:master-page style:name="Blank_20_left_20_page" style:display-name="Blank left page" style:page-layout-name="pm6" style:next-style-name="Right_20_Page"/>
    <style:master-page style:name="TOC_20_first_20_page" style:display-name="TOC first page" style:page-layout-name="pm6" style:next-style-name="Blank_20_left_20_page"/>
    <style:master-page style:name="TOC_20_left_20_page" style:display-name="TOC left page" style:page-layout-name="pm6"/>
    <style:master-page style:name="TOC_20_right_20_page" style:display-name="TOC right page" style:page-layout-name="pm6"/>
    <style:master-page style:name="First_20_right_20_numbered_20_page" style:display-name="First right numbered page" style:page-layout-name="pm7" style:next-style-name="Left_20_Page">
      <style:footer>
        <text:p text:style-name="P1"><text:page-number text:select-page="current">19</text:page-number></text:p>
      </style:footer>
    </style:master-page>
    <style:master-page style:name="Index"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8-23T10:11:33</meta:creation-date>
    <dc:creator>George Fann</dc:creator>
    <dc:date>2010-01-11T11:15:11</dc:date>
    <meta:editing-cycles>180</meta:editing-cycles>
    <meta:editing-duration>P8DT15H56M58S</meta:editing-duration>
    <meta:user-defined meta:name="Info 1"/>
    <meta:user-defined meta:name="Info 2"/>
    <meta:user-defined meta:name="Info 3"/>
    <meta:user-defined meta:name="Info 4"/>
    <meta:document-statistic meta:table-count="10" meta:image-count="1" meta:object-count="37" meta:page-count="19" meta:paragraph-count="332" meta:word-count="5422" meta:character-count="33513"/>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4/content.xml><?xml version="1.0" encoding="utf-8"?>
<!DOCTYPE math  PUBLIC '-//OpenOffice.org//DTD Modified W3C MathML 1.01//EN'  'math.dtd'>
<math:math xmlns:math="http://www.w3.org/1998/Math/MathML">
  <math:semantics>
    <math:mrow>
      <math:mfrac>
        <math:mi>d</math:mi>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 over dx^2 e^{i %omega x} = - %omega^2 e^{i %omega x}</math:annotation>
  </math:semantics>
</math:math>
</file>

<file path=Object 15/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abs r</math:annotation>
  </math:semantics>
</math:math>
</file>

<file path=Object 16/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17/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1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9/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0/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1/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fenced math:open="∣" math:close="∣">
            <math:mi>r</math:mi>
          </math:mfenced>
        </math:mrow>
        <math:mo math:stretchy="false">)</math:mo>
      </math:mrow>
    </math:mrow>
    <math:annotation math:encoding="StarMath 5.0">exp(i %omega abs r )</math:annotation>
  </math:semantics>
</math:math>
</file>

<file path=Object 2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3/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24/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5/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6/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27/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28/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29/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30/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1/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2/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4/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35/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36/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